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670543019580634679" text:style-name="L1">
        <text:list-item>
          <text:p text:style-name="P6">Create TileScript.cs with all properties/methods</text:p>
        </text:list-item>
        <text:list-item>
          <text:p text:style-name="P6">Create Tile prefabs/sprites</text:p>
        </text:list-item>
        <text:list-item>
          <text:p text:style-name="P6">Implement tile types</text:p>
          <text:list>
            <text:list-item>
              <text:p text:style-name="P6">dirt </text:p>
            </text:list-item>
            <text:list-item>
              <text:p text:style-name="P6">grass</text:p>
            </text:list-item>
            <text:list-item>
              <text:p text:style-name="P6">deep water</text:p>
            </text:list-item>
          </text:list>
        </text:list-item>
      </text:list>
      <text:list xml:id="list4998005459431758695" text:style-name="L2">
        <text:list-item>
          <text:p text:style-name="P7">Implement tile bool properties</text:p>
          <text:list>
            <text:list-item>
              <text:p text:style-name="P7">IsWalkable</text:p>
            </text:list-item>
            <text:list-item>
              <text:p text:style-name="P7">IsOccupiable</text:p>
            </text:list-item>
            <text:list-item>
              <text:p text:style-name="P7">IsBlockingLoS</text:p>
            </text:list-item>
            <text:list-item>
              <text:p text:style-name="P7">IsBuildable</text:p>
            </text:list-item>
            <text:list-item>
              <text:p text:style-name="P7">ProvidesHalfCover</text:p>
            </text:list-item>
            <text:list-item>
              <text:p text:style-name="P7">ProvidesFullCover</text:p>
            </text:list-item>
          </text:list>
        </text:list-item>
      </text:list>
      <text:p text:style-name="P1">World</text:p>
      <text:list xml:id="list4214095292295450713" text:style-name="L3">
        <text:list-item>
          <text:p text:style-name="P8">Create LevelManager/generator script</text:p>
        </text:list-item>
        <text:list-item>
          <text:p text:style-name="P8">Levelmanager creates world from text file</text:p>
        </text:list-item>
        <text:list-item>
          <text:p text:style-name="P8">Implement tile/world object creation pairings that create the combo's on map generation</text:p>
          <text:list>
            <text:list-item>
              <text:p text:style-name="P8">Grass with tree</text:p>
            </text:list-item>
            <text:list-item>
              <text:p text:style-name="P8">Grass with rubble</text:p>
            </text:list-item>
            <text:list-item>
              <text:p text:style-name="P8">Dirt with tree</text:p>
            </text:list-item>
            <text:list-item>
              <text:p text:style-name="P8">Dirt with Rock</text:p>
            </text:list-item>
            <text:list-item>
              <text:p text:style-name="P8">dirt with gold node</text:p>
            </text:list-item>
            <text:list-item>
              <text:p text:style-name="P8">dirt with steel node</text:p>
            </text:list-item>
            <text:list-item>
              <text:p text:style-name="P8">dirt with rubble</text:p>
            </text:list-item>
          </text:list>
        </text:list-item>
      </text:list>
      <text:p text:style-name="P1"><text:soft-page-break/>World Objects</text:p>
      <text:list xml:id="list7449906618909807128" text:style-name="L4">
        <text:list-item>
          <text:p text:style-name="P9">Implement WorldObject.cs / inheritance structure</text:p>
        </text:list-item>
        <text:list-item>
          <text:p text:style-name="P9">Implement worldobject prefabs</text:p>
          <text:list>
            <text:list-item>
              <text:p text:style-name="P9">tree</text:p>
            </text:list-item>
            <text:list-item>
              <text:p text:style-name="P9">rubble</text:p>
            </text:list-item>
            <text:list-item>
              <text:p text:style-name="P9">Gold Node</text:p>
            </text:list-item>
            <text:list-item>
              <text:p text:style-name="P9">Steel Node</text:p>
            </text:list-item>
            <text:list-item>
              <text:p text:style-name="P9">Rock</text:p>
            </text:list-item>
          </text:list>
        </text:list-item>
        <text:list-item>
          <text:p text:style-name="P9">Implement world object bool properties</text:p>
          <text:list>
            <text:list-item>
              <text:p text:style-name="P9">PreventsMovementThrough</text:p>
            </text:list-item>
            <text:list-item>
              <text:p text:style-name="P9">PreventsOccupation</text:p>
            </text:list-item>
            <text:list-item>
              <text:p text:style-name="P9">BlocksLoS</text:p>
            </text:list-item>
            <text:list-item>
              <text:p text:style-name="P9">ProvidesHalfCover</text:p>
            </text:list-item>
            <text:list-item>
              <text:p text:style-name="P9">ProvidesFullCover</text:p>
            </text:list-item>
          </text:list>
        </text:list-item>
      </text:list>
      <text:p text:style-name="P4">Sprint 2: Defenders, Enemies, Weapons, Movement, Abilities (completed 20/9/19)</text:p>
      <text:list xml:id="list8265984470452307102" text:style-name="L5">
        <text:list-item>
          <text:p text:style-name="P10">Create LivingEntity cs and inheritance structure</text:p>
        </text:list-item>
        <text:list-item>
          <text:p text:style-name="P10">Create rifleman prefab</text:p>
        </text:list-item>
        <text:list-item>
          <text:p text:style-name="P10">Create Hive Charge and Hive Spitter prefabs</text:p>
        </text:list-item>
        <text:list-item>
          <text:p text:style-name="P10">Create UI panel for buying/selecting/placing defenders</text:p>
        </text:list-item>
        <text:list-item>
          <text:p text:style-name="P10">Create scripts</text:p>
          <text:list>
            <text:list-item>
              <text:p text:style-name="P10">AbilityDataSO</text:p>
            </text:list-item>
            <text:list-item>
              <text:p text:style-name="P10">Ability</text:p>
            </text:list-item>
            <text:list-item>
              <text:p text:style-name="P10">Ability Library</text:p>
            </text:list-item>
            <text:list-item>
              <text:p text:style-name="P10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4317121692998237032" text:style-name="L6">
        <text:list-item>
          <text:p text:style-name="P11">LoS implement DONE</text:p>
        </text:list-item>
        <text:list-item>
          <text:p text:style-name="P11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5270428430736188346" text:style-name="L7">
        <text:list-item>
          <text:p text:style-name="P12">Enemies target spaceship correctly DONE</text:p>
          <text:list>
            <text:list-item>
              <text:p text:style-name="P12">no erorrs occur when spaceship is destroyed DONE</text:p>
            </text:list-item>
          </text:list>
        </text:list-item>
        <text:list-item>
          <text:p text:style-name="P12">Spaceship HandleDeath method triggers eventmanager method DONE</text:p>
        </text:list-item>
        <text:list-item>
          <text:p text:style-name="P12">Implement EventManager StartNewGameOverEvent() DONE</text:p>
        </text:list-item>
        <text:list-item>
          <text:p text:style-name="P12">Camera moves towards and looks at space ship when destroyed DONE</text:p>
        </text:list-item>
        <text:list-item>
          <text:p text:style-name="P12">Space ship explosion animation OR yield wait for 2 seconds implemented DONE</text:p>
        </text:list-item>
        <text:list-item>
          <text:p text:style-name="P12">Game over panel created and designed DONE</text:p>
        </text:list-item>
        <text:list-item>
          <text:p text:style-name="P12">game over panel “Start Again” button reloads the scene DONE</text:p>
        </text:list-item>
        <text:list-item>
          <text:p text:style-name="P12">Add DontDestroyOnLoad() to all required singleton objects DONE</text:p>
        </text:list-item>
      </text:list>
      <text:p text:style-name="P4">Sprint 5: Camera movement (completed 23/9/19)</text:p>
      <text:list xml:id="list8035859071602919622" text:style-name="L8">
        <text:list-item>
          <text:p text:style-name="P13">Import cinemachine assets DONE</text:p>
        </text:list-item>
        <text:list-item>
          <text:p text:style-name="P13">Import cameramanager script from previous project DONE</text:p>
        </text:list-item>
        <text:list-item>
          <text:p text:style-name="P13">change all camera settings DONE</text:p>
          <text:list>
            <text:list-item>
              <text:p text:style-name="P13">camera is now orthographic, not perspective DONE</text:p>
            </text:list-item>
            <text:list-item>
              <text:p text:style-name="P13">fine tune camera settings / limitations DONE</text:p>
              <text:list>
                <text:list-item>
                  <text:p text:style-name="P13">min/max camera zoom</text:p>
                </text:list-item>
                <text:list-item>
                  <text:p text:style-name="P13">camera zoom speed</text:p>
                </text:list-item>
                <text:list-item>
                  <text:p text:style-name="P13">camera look speed</text:p>
                </text:list-item>
              </text:list>
            </text:list-item>
          </text:list>
        </text:list-item>
      </text:list>
      <text:list xml:id="list7690121439814311140" text:style-name="L9">
        <text:list-item>
          <text:p text:style-name="P14">Implement camera looks at defender when selected DONE</text:p>
        </text:list-item>
        <text:list-item>
          <text:p text:style-name="P14">Implement camera looks at enemy during their activation DONE</text:p>
        </text:list-item>
        <text:list-item>
          <text:p text:style-name="P14">Implement camera looks at spaceship when it destroyed during game over event DONE</text:p>
        </text:list-item>
        <text:list-item>
          <text:p text:style-name="P14">Remove bugs, jittererness DONE</text:p>
        </text:list-item>
      </text:list>
      <text:p text:style-name="P4">Sprint 6: Tile logic updates (completed 23/9/19)</text:p>
      <text:list xml:id="list2831147699865136909" text:style-name="L10">
        <text:list-item>
          <text:p text:style-name="P15">refactor levelmanager occupy/unoccupy tile logic into tilescript DONE</text:p>
        </text:list-item>
        <text:list-item>
          <text:p text:style-name="P15">rework bool properties that handle occupation, Los and moveability of tiles DONE</text:p>
        </text:list-item>
        <text:list-item>
          <text:p text:style-name="P15">rework methods that handle occupation, Los and moveability of tiles DONE</text:p>
        </text:list-item>
        <text:list-item>
          <text:p text:style-name="P15"><text:soft-page-break/>Update Astar pathfinding and getpath method DONE</text:p>
        </text:list-item>
      </text:list>
      <text:p text:style-name="P4">Sprint 7: Simple map and new world objects</text:p>
      <text:list xml:id="list1225926374328945028" text:style-name="L11">
        <text:list-item>
          <text:p text:style-name="P16">Design and implement a simple but tactically interesting map for early dev phase DONE</text:p>
        </text:list-item>
        <text:list-item>
          <text:p text:style-name="P16">Rubble world object implemented and working DONE</text:p>
        </text:list-item>
        <text:list-item>
          <text:p text:style-name="P16">All tiles working DONE</text:p>
          <text:list>
            <text:list-item>
              <text:p text:style-name="P16">Water prevents movemen through and on DONE</text:p>
            </text:list-item>
          </text:list>
        </text:list-item>
      </text:list>
      <text:list xml:id="list8988583038730553560" text:style-name="L12">
        <text:list-item>
          <text:p text:style-name="P17">All world objects working DONE</text:p>
          <text:list>
            <text:list-item>
              <text:p text:style-name="P17">rubble can be moved through but not moved on DONE</text:p>
            </text:list-item>
            <text:list-item>
              <text:p text:style-name="P17">trees cant be moved through or on DONE</text:p>
            </text:list-item>
            <text:list-item>
              <text:p text:style-name="P17">rock walls cant be moved through or on DONE</text:p>
            </text:list-item>
          </text:list>
        </text:list-item>
      </text:list>
      <text:list xml:id="list7729202783609500186" text:style-name="L13">
        <text:list-item>
          <text:p text:style-name="P18">New camoflage system DONE</text:p>
        </text:list-item>
      </text:list>
      <text:list xml:id="list3777904032963995918" text:style-name="L14">
        <text:list-item>
          <text:p text:style-name="P19">camoflage is applied whenever a character moves onto a grass tile DONE</text:p>
        </text:list-item>
        <text:list-item>
          <text:p text:style-name="P19">camoflage is removed whenever a characters moves onto a tile that is not a grass tile DONE</text:p>
        </text:list-item>
      </text:list>
      <text:p text:style-name="P4">Sprint 8: Income, resources and costs (completed 23/9/19)</text:p>
      <text:list xml:id="list4514156320443521905" text:style-name="L15">
        <text:list-item>
          <text:p text:style-name="P20">Implement PlayerDataManager script (replaces GameManager) DONE</text:p>
        </text:list-item>
      </text:list>
      <text:list xml:id="list7627185871033654661" text:style-name="L16">
        <text:list-item>
          <text:p text:style-name="P21">PlayerDataManager.ModifyGold working DONE</text:p>
          <text:list>
            <text:list-item>
              <text:p text:style-name="P21">modifies currentGold variable DONE</text:p>
            </text:list-item>
            <text:list-item>
              <text:p text:style-name="P21">updates gold amount text on top panel DONE</text:p>
            </text:list-item>
          </text:list>
        </text:list-item>
        <text:list-item>
          <text:p text:style-name="P21">Gold</text:p>
          <text:list>
            <text:list-item>
              <text:p text:style-name="P21">Player starts with X gold (maybe 10) working DONE</text:p>
            </text:list-item>
            <text:list-item>
              <text:p text:style-name="P21">Rifleman has a gold cost stat</text:p>
            </text:list-item>
            <text:list-item>
              <text:p text:style-name="P21">Buying a rifleman reduces gold DONE</text:p>
            </text:list-item>
            <text:list-item>
              <text:p text:style-name="P21">Player cannot buy a rifleman if they do not not have enough gold DONE</text:p>
            </text:list-item>
            <text:list-item>
              <text:p text:style-name="P21">Player generates gold passively on turn start working DONE</text:p>
            </text:list-item>
          </text:list>
        </text:list-item>
      </text:list>
      <text:list xml:id="list8788282680700794969" text:style-name="L17">
        <text:list-item>
          <text:p text:style-name="P22">ToweButton Script complete rework DONE</text:p>
        </text:list-item>
      </text:list>
      <text:list xml:id="list3467582018966296833" text:style-name="L18">
        <text:list-item>
          <text:p text:style-name="P23">Change name: DefenderButton DONE</text:p>
        </text:list-item>
        <text:list-item>
          <text:p text:style-name="P23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6128133899136174678" text:style-name="L19">
        <text:list-item>
          <text:p text:style-name="P24">Add top panel text to indicate the current player turn DONE</text:p>
        </text:list-item>
        <text:list-item>
          <text:p text:style-name="P24">Give turnmanager a reference to this text DONE</text:p>
        </text:list-item>
        <text:list-item>
          <text:p text:style-name="P24">Decide timing of when a new enemy wave spawns (on player turn start? End?) DONE (player tur start, before defender.OnTurnStart events) DONE</text:p>
        </text:list-item>
        <text:list-item>
          <text:p text:style-name="P24">New methods</text:p>
          <text:list>
            <text:list-item>
              <text:p text:style-name="P24">UpdatePlayerTurnText DONE</text:p>
            </text:list-item>
            <text:list-item>
              <text:p text:style-name="P24">ModifyPlayerTurnCount DONE</text:p>
            </text:list-item>
          </text:list>
        </text:list-item>
      </text:list>
      <text:list xml:id="list8759537148716353161" text:style-name="L20">
        <text:list-item>
          <text:p text:style-name="P25">Change enemy sprites</text:p>
          <text:list>
            <text:list-item>
              <text:p text:style-name="P25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5191575399341947748" text:style-name="L21">
        <text:list-item>
          <text:p text:style-name="P26">PlayerDataManager has a current troop amount and max troop amount property DONE</text:p>
        </text:list-item>
        <text:list-item>
          <text:p text:style-name="P26">top panel display current and max troop count values DONE</text:p>
          <text:list>
            <text:list-item>
              <text:p text:style-name="P26">get troop count icon DONE</text:p>
            </text:list-item>
            <text:list-item>
              <text:p text:style-name="P26">current troop count text DONE</text:p>
            </text:list-item>
            <text:list-item>
              <text:p text:style-name="P26">max troop count text DONE</text:p>
            </text:list-item>
          </text:list>
        </text:list-item>
      </text:list>
      <text:list xml:id="list1136345223717521610" text:style-name="L22">
        <text:list-item>
          <text:p text:style-name="P27">Player Data manager</text:p>
          <text:list>
            <text:list-item>
              <text:p text:style-name="P27">ModifyCurrentTroopCount DONE</text:p>
            </text:list-item>
            <text:list-item>
              <text:p text:style-name="P27">ModifyCurrentTroopCountText DONE</text:p>
            </text:list-item>
            <text:list-item>
              <text:p text:style-name="P27">ModifyMaxTroopCount DONE</text:p>
            </text:list-item>
            <text:list-item>
              <text:p text:style-name="P27">ModifyMaxtTroopCountText DONE</text:p>
            </text:list-item>
            <text:list-item>
              <text:p text:style-name="P27">Global settings has a property for starting troop count limit DONE</text:p>
            </text:list-item>
          </text:list>
        </text:list-item>
      </text:list>
      <text:list xml:id="list42240752" text:continue-list="list5191575399341947748" text:style-name="L21">
        <text:list-item>
          <text:p text:style-name="P26">Implement defender troop cost</text:p>
          <text:list>
            <text:list-item>
              <text:p text:style-name="P26">defenders have a troop cost property DONE</text:p>
            </text:list-item>
            <text:list-item>
              <text:p text:style-name="P26">recruiting a defender increases troop count DONE</text:p>
            </text:list-item>
            <text:list-item>
              <text:p text:style-name="P26"><text:soft-page-break/>a defender dying reduces the current troop count DONE</text:p>
            </text:list-item>
            <text:list-item>
              <text:p text:style-name="P26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7916717965341616036" text:style-name="L23">
        <text:list-item>
          <text:p text:style-name="P28">Rifleman abilities</text:p>
          <text:list>
            <text:list-item>
              <text:p text:style-name="P28">Throw Hand Grenade DONE</text:p>
            </text:list-item>
            <text:list-item>
              <text:p text:style-name="P28">Overwatch working DONE</text:p>
              <text:list>
                <text:list-item>
                  <text:p text:style-name="P28">overwatch applies 'Overwatch' passive DONE</text:p>
                </text:list-item>
              </text:list>
            </text:list-item>
            <text:list-item>
              <text:p text:style-name="P28">Dig in</text:p>
              <text:list>
                <text:list-item>
                  <text:p text:style-name="P28">dig in applies 'Entrenchment' DONE</text:p>
                </text:list-item>
              </text:list>
            </text:list-item>
            <text:list-item>
              <text:p text:style-name="P28">Overwatch passive</text:p>
              <text:list>
                <text:list-item>
                  <text:p text:style-name="P28">overwatch coroutine yields correctly while attack is resolved DONE</text:p>
                </text:list-item>
                <text:list-item>
                  <text:p text:style-name="P28">overwatch is removed after the attack is resolved DONE</text:p>
                </text:list-item>
              </text:list>
            </text:list-item>
            <text:list-item>
              <text:p text:style-name="P28">Entrenchment passive<text:tab/></text:p>
              <text:list>
                <text:list-item>
                  <text:p text:style-name="P28">Moving cancels entrenchment DONE</text:p>
                </text:list-item>
                <text:list-item>
                  <text:p text:style-name="P28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6588358909387825553" text:style-name="L24">
        <text:list-item>
          <text:p text:style-name="P29">Design + implement 1 new defender DONE</text:p>
        </text:list-item>
        <text:list-item>
          <text:p text:style-name="P29">UI mini cleanup</text:p>
          <text:list>
            <text:list-item>
              <text:p text:style-name="P29">spell info box sorting order should be above most things (currently sits behind weapons view) DONE</text:p>
            </text:list-item>
            <text:list-item>
              <text:p text:style-name="P29">defenders automatically display ranged weapon info box on selection. Turn this off DONE</text:p>
            </text:list-item>
          </text:list>
        </text:list-item>
        <text:list-item>
          <text:p text:style-name="P29">Defender Button panel DONE</text:p>
          <text:list>
            <text:list-item>
              <text:p text:style-name="P29">redesign view / size / sprites used etc DONE</text:p>
            </text:list-item>
            <text:list-item>
              <text:p text:style-name="P29">panel is disabled during enemy turn /defenders cannot be during enemy turn DONE</text:p>
            </text:list-item>
          </text:list>
        </text:list-item>
        <text:list-item>
          <text:p text:style-name="P29">Defender button</text:p>
          <text:list>
            <text:list-item>
              <text:p text:style-name="P29">displays sprite of character DONE</text:p>
            </text:list-item>
            <text:list-item>
              <text:p text:style-name="P29">displays gold cost <text:s/>DONE</text:p>
            </text:list-item>
            <text:list-item>
              <text:p text:style-name="P29">display troop cost DONE</text:p>
            </text:list-item>
            <text:list-item>
              <text:p text:style-name="P29"><text:soft-page-break/>On mouse over display an info panel which contains (do in future sprint, not needed now)</text:p>
              <text:list>
                <text:list-item>
                  <text:p text:style-name="P29">troop name</text:p>
                </text:list-item>
                <text:list-item>
                  <text:p text:style-name="P29">troop description</text:p>
                  <text:list>
                    <text:list-item>
                      <text:p text:style-name="P29">starting weapons (maybe)</text:p>
                    </text:list-item>
                    <text:list-item>
                      <text:p text:style-name="P29">starting abilities (maybe)</text:p>
                    </text:list-item>
                    <text:list-item>
                      <text:p text:style-name="P29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9119186874441251388" text:style-name="L25">
        <text:list-item>
          <text:p text:style-name="P30">Tiles display a shield (full cover) or half shield (half cover) when moused over to indicate that they give cover from a certain direction</text:p>
        </text:list-item>
        <text:list-item>
          <text:p text:style-name="P30">Create New Script: TileCoverHover</text:p>
          <text:list>
            <text:list-item>
              <text:p text:style-name="P30">tile prefabs need a shield and half shield icon place at north, south, east west DONE</text:p>
            </text:list-item>
            <text:list-item>
              <text:p text:style-name="P30">update tile OnMouseOver method DONE</text:p>
              <text:list>
                <text:list-item>
                  <text:p text:style-name="P30">if(defender is awaiting any kind of move order) </text:p>
                  <text:list>
                    <text:list-item>
                      <text:p text:style-name="P30">if(posLogic.GetNorthTile.providesHalfCover)</text:p>
                      <text:list>
                        <text:list-item>
                          <text:p text:style-name="P30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383690571291555053" text:style-name="L26">
        <text:list-item>
          <text:p text:style-name="P31">repeat this process for checking full cover and each other direction DONE</text:p>
        </text:list-item>
        <text:list-item>
          <text:p text:style-name="P31">need a way to check that a tile is no longer moused over, and then can turn off icons DONE</text:p>
          <text:list>
            <text:list-item>
              <text:p text:style-name="P31">OnNewTileMoused Over auto turns off all icons DONE</text:p>
            </text:list-item>
          </text:list>
        </text:list-item>
      </text:list>
      <text:list xml:id="list8939197329268039422" text:style-name="L27">
        <text:list-item>
          <text:p text:style-name="P32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1962835694168880077" text:style-name="L28">
        <text:list-item>
          <text:p text:style-name="P33">Design system to make the game scale with difficulty over time DONE</text:p>
        </text:list-item>
        <text:list-item>
          <text:p text:style-name="P33">Design more enemies + enemy wave combinations DONE</text:p>
        </text:list-item>
        <text:list-item>
          <text:p text:style-name="P33">Design enemy wave types (basic, elite) DONE</text:p>
        </text:list-item>
        <text:list-item>
          <text:p text:style-name="P33">Design enemy wave level/difficulty system DONE</text:p>
        </text:list-item>
        <text:list-item>
          <text:p text:style-name="P33">Design an elite enemy wave for level 1 and 2</text:p>
        </text:list-item>
      </text:list>
      <text:p text:style-name="P4">Sprint 15 Clean up start event (completed 27/9/19)</text:p>
      <text:list xml:id="list3246640497738080348" text:style-name="L29">
        <text:list-item>
          <text:p text:style-name="P34">Player begins the game with 4 rifleman DONE</text:p>
        </text:list-item>
        <text:list-item>
          <text:p text:style-name="P34">4 rifleman begin game in correct positions (2 tiles NE/NW/SE/SW of spaceship) DONE</text:p>
        </text:list-item>
        <text:list-item>
          <text:p text:style-name="P34"><text:soft-page-break/>Player starts with 0 gold DONE</text:p>
        </text:list-item>
      </text:list>
      <text:p text:style-name="P4">Sprint 16 Enemy Spawner / EnemyWaveSO updates + changes (completed 27/9/19)</text:p>
      <text:list xml:id="list4078765657178589116" text:style-name="L30">
        <text:list-item>
          <text:p text:style-name="P35">Rework EnemyWaveSO</text:p>
          <text:list>
            <text:list-item>
              <text:p text:style-name="P35">Waves have type (basic, elite) enum DONE</text:p>
            </text:list-item>
            <text:list-item>
              <text:p text:style-name="P35">Waves have level enum for difficulty DONE</text:p>
            </text:list-item>
          </text:list>
        </text:list-item>
      </text:list>
      <text:list xml:id="list2050043982155600233" text:style-name="L31">
        <text:list-item>
          <text:p text:style-name="P36">Enemy Spawner</text:p>
          <text:list>
            <text:list-item>
              <text:p text:style-name="P36">Create logic for spawning the right wave type/level at the right time DONE</text:p>
            </text:list-item>
          </text:list>
        </text:list-item>
      </text:list>
      <text:list xml:id="list5521688794523201841" text:style-name="L32">
        <text:list-item>
          <text:p text:style-name="P37">Update methods and logic for choosing which wave to spawn at which time DONE</text:p>
        </text:list-item>
      </text:list>
      <text:list xml:id="list42244362" text:continue-list="list2050043982155600233" text:style-name="L31">
        <text:list-item>
          <text:list>
            <text:list-item>
              <text:p text:style-name="P36">Implement new wave spawn sequence DONE</text:p>
              <text:list>
                <text:list-item>
                  <text:p text:style-name="P36">2x level 1 basic enemy waves</text:p>
                </text:list-item>
                <text:list-item>
                  <text:p text:style-name="P36">1x level 1 elite enemy wave</text:p>
                </text:list-item>
                <text:list-item>
                  <text:p text:style-name="P36">2x level 2 basic enemy waves</text:p>
                </text:list-item>
                <text:list-item>
                  <text:p text:style-name="P36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7849951911058740453" text:style-name="L33">
        <text:list-item>
          <text:p text:style-name="P38">decide on the universal stat line + passive trait for the broodling species DONE (no trait)</text:p>
        </text:list-item>
        <text:list-item>
          <text:p text:style-name="P38">implement broodling spitter DONE</text:p>
          <text:list>
            <text:list-item>
              <text:p text:style-name="P38">Acid spit working DONE</text:p>
            </text:list-item>
          </text:list>
        </text:list-item>
      </text:list>
      <text:p text:style-name="P4">Sprint 18: Design/Implement hive enemies (completed 27/9/19)</text:p>
      <text:list xml:id="list7228029880050088263" text:style-name="L34">
        <text:list-item>
          <text:p text:style-name="P39">decide on the universal stat line + passive trait for the broodling species DONE</text:p>
        </text:list-item>
        <text:list-item>
          <text:p text:style-name="P39">Implement hive spitter DONE</text:p>
        </text:list-item>
        <text:list-item>
          <text:p text:style-name="P39">Implement hive charger DONE</text:p>
        </text:list-item>
        <text:list-item>
          <text:p text:style-name="P39">Implement hive gunner DONE</text:p>
        </text:list-item>
        <text:list-item>
          <text:p text:style-name="P39">all new enemies working with no bugs DONE</text:p>
        </text:list-item>
      </text:list>
      <text:p text:style-name="P4">Sprint 19: New Defenders (completed 27/9/19)</text:p>
      <text:list xml:id="list1289181159079623703" text:style-name="L35">
        <text:list-item>
          <text:p text:style-name="P40">Design + Implement Machine Gunner DONE</text:p>
        </text:list-item>
        <text:list-item>
          <text:p text:style-name="P40">Design + Implement Marksman</text:p>
          <text:list>
            <text:list-item>
              <text:p text:style-name="P40">weapons DONE</text:p>
            </text:list-item>
            <text:list-item>
              <text:p text:style-name="P40">abilities DONE</text:p>
            </text:list-item>
            <text:list-item>
              <text:p text:style-name="P40"><text:soft-page-break/>passives DONE</text:p>
            </text:list-item>
          </text:list>
        </text:list-item>
      </text:list>
      <text:p text:style-name="P4">Sprint 20: Spaceship control zone (completed 27/9/19)</text:p>
      <text:list xml:id="list3293140973509807062" text:style-name="L36">
        <text:list-item>
          <text:p text:style-name="P41">Add a new List in level manager: spaceship control zone DONE</text:p>
        </text:list-item>
        <text:list-item>
          <text:p text:style-name="P41">new methods in levelmanager DONE</text:p>
          <text:list>
            <text:list-item>
              <text:p text:style-name="P41">GetSpaceShip control zone</text:p>
            </text:list-item>
            <text:list-item>
              <text:p text:style-name="P41">SetupSpaceship control zone</text:p>
            </text:list-item>
          </text:list>
        </text:list-item>
        <text:list-item>
          <text:p text:style-name="P41">clicking on a defender button highlight tiles within the control zone DONE</text:p>
        </text:list-item>
        <text:list-item>
          <text:p text:style-name="P41">defenders cannot be placed outside control zone DONE</text:p>
        </text:list-item>
        <text:list-item>
          <text:p text:style-name="P41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5">Sprint ??: Design Implement elite enemies</text:p>
      <text:list xml:id="list1117914227075288395" text:style-name="L37">
        <text:list-item>
          <text:p text:style-name="P42">Design + Implement level 1 elite enemy</text:p>
        </text:list-item>
        <text:list-item>
          <text:p text:style-name="P42">Design + implement level 2 elite enemy</text:p>
        </text:list-item>
      </text:list>
      <text:p text:style-name="P1">Sprint ??: Weapon traits / attributes</text:p>
      <text:list xml:id="list5901007388123152330" text:style-name="L78">
        <text:list-item>
          <text:p text:style-name="P84">Design impement weapon traits/attributes property</text:p>
          <text:list>
            <text:list-item>
              <text:p text:style-name="P84">Add bools / enums to weaponDataSO</text:p>
              <text:list>
                <text:list-item>
                  <text:p text:style-name="P84">bool Heavy: weapon cant be used unless entrenched</text:p>
                </text:list-item>
                <text:list-item>
                  <text:p text:style-name="P84">bool Scoped: +10 aim to attacks with this weapon</text:p>
                </text:list-item>
                <text:list-item>
                  <text:p text:style-name="P84">Critical: 20% this weapon deals double damage</text:p>
                </text:list-item>
              </text:list>
            </text:list-item>
          </text:list>
        </text:list-item>
      </text:list>
      <text:list xml:id="list2160088531030952927" text:style-name="L79">
        <text:list-item>
          <text:p text:style-name="P85">How can this info be displayed?</text:p>
          <text:list>
            <text:list-item>
              <text:p text:style-name="P85">Passive / status manager?</text:p>
            </text:list-item>
            <text:list-item>
              <text:p text:style-name="P85">Weapon info panel?</text:p>
            </text:list-item>
          </text:list>
        </text:list-item>
      </text:list>
      <text:p text:style-name="P1">Sprint ??: loot box object + related events</text:p>
      <text:list xml:id="list1262987107560153440" text:style-name="L38">
        <text:list-item>
          <text:p text:style-name="P43">Design + implement loot box prefab and sprites</text:p>
        </text:list-item>
        <text:list-item>
          <text:p text:style-name="P43">Implement loot box types for future scalability (e.g. Enum for rarity, or enum for reward like gold, steel, weapon etc)</text:p>
        </text:list-item>
        <text:list-item>
          <text:p text:style-name="P43">Create system for generating loot boxes and define <text:s/>rules</text:p>
          <text:list>
            <text:list-item>
              <text:p text:style-name="P43">generate which loot and how much of it</text:p>
            </text:list-item>
            <text:list-item>
              <text:p text:style-name="P43"><text:soft-page-break/>generate a spawn location randomly and define rules (cant be dropped on invalid tiles, etc)</text:p>
            </text:list-item>
            <text:list-item>
              <text:p text:style-name="P43">dictate frequency of loot box spawning (min tim between spawns, max time between spawns)</text:p>
            </text:list-item>
          </text:list>
        </text:list-item>
        <text:list-item>
          <text:p text:style-name="P43">Lootbox interactions to implement</text:p>
          <text:list>
            <text:list-item>
              <text:p text:style-name="P43">Loot box clicked on shows VFX notification of the reward it contained</text:p>
            </text:list-item>
            <text:list-item>
              <text:p text:style-name="P43">Loot box is destroyed when timer runs out</text:p>
            </text:list-item>
            <text:list-item>
              <text:p text:style-name="P43">Loot box is destroyed when looted</text:p>
            </text:list-item>
            <text:list-item>
              <text:p text:style-name="P43">Loot box can only be looted when a defender is adjacent to it</text:p>
            </text:list-item>
          </text:list>
        </text:list-item>
      </text:list>
      <text:list xml:id="list8425271702151166029" text:style-name="L39">
        <text:list-item>
          <text:p text:style-name="P44">loot box spawns after character on turn start events, but before turn notification</text:p>
        </text:list-item>
        <text:list-item>
          <text:p text:style-name="P44">loot box countdown timer decreases during this time frame correctly</text:p>
        </text:list-item>
        <text:list-item>
          <text:p text:style-name="P44">camera looks at the loot box position as it spawns to notify player</text:p>
        </text:list-item>
        <text:list-item>
          <text:p text:style-name="P44">turn manager yields and waits until this event has finished correctly</text:p>
        </text:list-item>
        <text:list-item>
          <text:p text:style-name="P44">player control over the camera and defenders is disabled during this time working</text:p>
        </text:list-item>
      </text:list>
      <text:p text:style-name="P1"/>
      <text:p text:style-name="P1">Sprint 16: Fix New game started event</text:p>
      <text:list xml:id="list2006008184046470603" text:style-name="L40">
        <text:list-item>
          <text:p text:style-name="P45">remove debug/log from node constructor</text:p>
        </text:list-item>
        <text:list-item>
          <text:p text:style-name="P45">make setup yield while nodes are still being constructed</text:p>
        </text:list-item>
        <text:list-item>
          <text:p text:style-name="P45">then start blackscreen fade in</text:p>
        </text:list-item>
        <text:list-item>
          <text:p text:style-name="P45">make camera position already start at centre tile, not move from top right corner</text:p>
        </text:list-item>
      </text:list>
      <text:p text:style-name="P1">Sprint ??: Overwatch camera movement</text:p>
      <text:list xml:id="list3971996459566467141" text:style-name="L41">
        <text:list-item>
          <text:p text:style-name="P46">During overwatch events, the camera auto moves/zooms in a away that shows the player the attacker, and the victim of the overwatch attack</text:p>
        </text:list-item>
      </text:list>
      <text:list xml:id="list4366489033417515679" text:style-name="L42">
        <text:list-item>
          <text:p text:style-name="P47">Logic/Method Ideas</text:p>
          <text:list>
            <text:list-item>
              <text:p text:style-name="P47">create method to find the centre point in between attacker and target </text:p>
            </text:list-item>
            <text:list-item>
              <text:p text:style-name="P47">move cam to this position</text:p>
            </text:list-item>
            <text:list-item>
              <text:p text:style-name="P47">create method to zoom out enough so both attacker and target can be seen</text:p>
            </text:list-item>
            <text:list-item>
              <text:p text:style-name="P47">disable player input/control of the camera during this camera movement</text:p>
            </text:list-item>
            <text:list-item>
              <text:p text:style-name="P47">reenable camera control after overwatch attack resolved</text:p>
            </text:list-item>
            <text:list-item>
              <text:p text:style-name="P47">set camera back to following selected defender if player turn</text:p>
            </text:list-item>
            <text:list-item>
              <text:p text:style-name="P47"><text:soft-page-break/>method that triggers overwatch event (ontilemovedon i think) needs a yield wait until camera reaches the middle point between attacker/defender, or yield wait a few seconds</text:p>
            </text:list-item>
          </text:list>
        </text:list-item>
      </text:list>
      <text:p text:style-name="P1">Sprint ??: New Defenders</text:p>
      <text:list xml:id="list42228269" text:continue-list="list1289181159079623703" text:style-name="L35">
        <text:list-item>
          <text:p text:style-name="P40">Design + Implement Machine Gunner</text:p>
        </text:list-item>
        <text:list-item>
          <text:p text:style-name="P40">Design + Implement Marksman</text:p>
        </text:list-item>
      </text:list>
      <text:p text:style-name="P1">Sprint ?? Clean up start event</text:p>
      <text:list xml:id="list4591438545128072850" text:style-name="L43">
        <text:list-item>
          <text:p text:style-name="P48">Player begins the game with 4 rifleman</text:p>
        </text:list-item>
        <text:list-item>
          <text:p text:style-name="P48">4 rifleman begin game in correct positions (2 tiles NE/NW/SE/SW of spaceship)</text:p>
        </text:list-item>
        <text:list-item>
          <text:p text:style-name="P48">Player starts with 0 gold</text:p>
        </text:list-item>
      </text:list>
      <text:p text:style-name="P1">Sprint ?? Design/Implement/Finish broodling enemies</text:p>
      <text:list xml:id="list6263009271671344027" text:style-name="L44">
        <text:list-item>
          <text:p text:style-name="P49">decide on the universal stat line + passive trait for the broodling species</text:p>
        </text:list-item>
        <text:list-item>
          <text:p text:style-name="P49">implement broodling spitter</text:p>
        </text:list-item>
      </text:list>
      <text:p text:style-name="P1">Sprint ??: Design/Implement hive enemies</text:p>
      <text:list xml:id="list5987357774628547835" text:style-name="L45">
        <text:list-item>
          <text:p text:style-name="P50">decide on the universal stat line + passive trait for the broodling species</text:p>
        </text:list-item>
        <text:list-item>
          <text:p text:style-name="P50">Implement hive spitter</text:p>
        </text:list-item>
        <text:list-item>
          <text:p text:style-name="P50">Implement hive charger</text:p>
        </text:list-item>
        <text:list-item>
          <text:p text:style-name="P50">Implement hive chameleon</text:p>
        </text:list-item>
        <text:list-item>
          <text:p text:style-name="P50">Implement hive gunner</text:p>
        </text:list-item>
      </text:list>
      <text:p text:style-name="P1">Sprint ??: Design Implement elite enemies</text:p>
      <text:list xml:id="list2308784999776050623" text:style-name="L46">
        <text:list-item>
          <text:p text:style-name="P51">Design + Implement level 1 elite enemy</text:p>
        </text:list-item>
        <text:list-item>
          <text:p text:style-name="P51">Design + implement level 2 elite enemy</text:p>
        </text:list-item>
      </text:list>
      <text:p text:style-name="P1">Sprint ?? Enemy Spawner / EnemyWaveSO updates + changes</text:p>
      <text:list xml:id="list3521229220673776938" text:style-name="L47">
        <text:list-item>
          <text:p text:style-name="P52">Rework EnemyWaveSO</text:p>
          <text:list>
            <text:list-item>
              <text:p text:style-name="P52">Waves have type (basic, elite) enum</text:p>
            </text:list-item>
            <text:list-item>
              <text:p text:style-name="P52">Waves have level enum for difficulty</text:p>
            </text:list-item>
          </text:list>
        </text:list-item>
      </text:list>
      <text:list xml:id="list6910008636845809567" text:style-name="L48">
        <text:list-item>
          <text:p text:style-name="P53">Enemy Spawner</text:p>
          <text:list>
            <text:list-item>
              <text:p text:style-name="P53">Implement new wave spawn sequence</text:p>
              <text:list>
                <text:list-item>
                  <text:p text:style-name="P53">2x level 1 basic enemy waves</text:p>
                </text:list-item>
                <text:list-item>
                  <text:p text:style-name="P53">1x level 1 elite enemy wave</text:p>
                </text:list-item>
                <text:list-item>
                  <text:p text:style-name="P53"><text:soft-page-break/>2x level 2 basic enemy waves</text:p>
                </text:list-item>
                <text:list-item>
                  <text:p text:style-name="P53">1x level 2 elite enemy wave</text:p>
                </text:list-item>
              </text:list>
            </text:list-item>
          </text:list>
        </text:list-item>
      </text:list>
      <text:p text:style-name="P1"/>
      <text:p text:style-name="P1"/>
      <text:p text:style-name="P1">Sprint ?? Warcasters</text:p>
      <text:list xml:id="list6296194444581475809" text:style-name="L49">
        <text:list-item>
          <text:p text:style-name="P54">Design and brainstorm ideas for warcasters and things ability</text:p>
          <text:list>
            <text:list-item>
              <text:p text:style-name="P54">power level</text:p>
            </text:list-item>
            <text:list-item>
              <text:p text:style-name="P54">abilities</text:p>
            </text:list-item>
            <text:list-item>
              <text:p text:style-name="P54">passive traits</text:p>
            </text:list-item>
            <text:list-item>
              <text:p text:style-name="P54">control zone abilities/passives</text:p>
            </text:list-item>
            <text:list-item>
              <text:p text:style-name="P54">what happens when a warcaster dies?</text:p>
            </text:list-item>
          </text:list>
        </text:list-item>
      </text:list>
      <text:p text:style-name="P1">Sprint ??: Player Score</text:p>
      <text:p text:style-name="P1">Implement a scoring system</text:p>
      <text:list xml:id="list8666727483296227409" text:style-name="L50">
        <text:list-item>
          <text:p text:style-name="P55">New Script: Player score manager</text:p>
        </text:list-item>
        <text:list-item>
          <text:p text:style-name="P55">Design different ways to score more points</text:p>
          <text:list>
            <text:list-item>
              <text:p text:style-name="P55">enemies killed</text:p>
            </text:list-item>
            <text:list-item>
              <text:p text:style-name="P55">resources collected</text:p>
            </text:list-item>
            <text:list-item>
              <text:p text:style-name="P55">tiles moved over</text:p>
            </text:list-item>
            <text:list-item>
              <text:p text:style-name="P55">shots hit / missed</text:p>
            </text:list-item>
            <text:list-item>
              <text:p text:style-name="P55">defenders lost</text:p>
            </text:list-item>
            <text:list-item>
              <text:p text:style-name="P55">obstructions built</text:p>
            </text:list-item>
            <text:list-item>
              <text:p text:style-name="P55">waves survived / turns survived</text:p>
            </text:list-item>
            <text:list-item>
              <text:p text:style-name="P55"/>
            </text:list-item>
          </text:list>
        </text:list-item>
      </text:list>
      <text:p text:style-name="P1"/>
      <text:list xml:id="list3790916348486105291" text:style-name="L51">
        <text:list-header>
          <text:p text:style-name="P56"/>
        </text:list-header>
      </text:list>
      <text:list xml:id="list3777039344434773264" text:style-name="L52">
        <text:list-item>
          <text:p text:style-name="P57">CoverNotificationManager methods</text:p>
          <text:list>
            <text:list-item>
              <text:p text:style-name="P57">GetCoverInfoFromAdjacentTiles(tilescript tileMousedOver)</text:p>
              <text:list>
                <text:list-item>
                  <text:p text:style-name="P57">uses position logic to get the NSEW tiles</text:p>
                </text:list-item>
              </text:list>
            </text:list-item>
          </text:list>
        </text:list-item>
      </text:list>
      <text:p text:style-name="P1"><text:soft-page-break/></text:p>
      <text:p text:style-name="P1">Sprint??: Hit chance notification panel + manager</text:p>
      <text:list xml:id="list8071156498230070138" text:style-name="L53">
        <text:list-item>
          <text:p text:style-name="P58">When an enemy is moused over while lining up a shot, a panel appears above the target displaying the hit % </text:p>
        </text:list-item>
      </text:list>
      <text:list xml:id="list2269551550954169603" text:style-name="L54">
        <text:list-item>
          <text:p text:style-name="P59">Design hit chance view panel</text:p>
        </text:list-item>
        <text:list-item>
          <text:p text:style-name="P59">Implement logic </text:p>
          <text:list>
            <text:list-item>
              <text:p text:style-name="P59">Create new static object class: HitChanceNotificationManager</text:p>
            </text:list-item>
            <text:list-item>
              <text:p text:style-name="P59">CalculateAndGetHitChance(attacker, target)</text:p>
            </text:list-item>
            <text:list-item>
              <text:p text:style-name="P59">Manager class has a panel object/prefab</text:p>
            </text:list-item>
            <text:list-item>
              <text:p text:style-name="P59">On enemy mouse over, activate panel object, place it slightly above enemy</text:p>
            </text:list-item>
            <text:list-item>
              <text:p text:style-name="P59">logic for knowing when to display + Display logic sequence</text:p>
              <text:list>
                <text:list-item>
                  <text:p text:style-name="P59">Enemy script has a OnMouseOver method</text:p>
                </text:list-item>
                <text:list-item>
                  <text:p text:style-name="P59">If(selectedDefender awating any single target attack order)</text:p>
                  <text:list>
                    <text:list-item>
                      <text:p text:style-name="P59">EnablePanelView</text:p>
                    </text:list-item>
                    <text:list-item>
                      <text:p text:style-name="P59">SetHitChanceTextValue(CalculateAndGetHitChance(attacker, target))</text:p>
                    </text:list-item>
                  </text:list>
                </text:list-item>
              </text:list>
            </text:list-item>
          </text:list>
        </text:list-item>
      </text:list>
      <text:list xml:id="list7823781310886841051" text:style-name="L55">
        <text:list-item>
          <text:p text:style-name="P60">HitChanceNotificationManager methods</text:p>
          <text:list>
            <text:list-item>
              <text:p text:style-name="P60">CalculateAndGetHitChance(attacker, target)</text:p>
            </text:list-item>
            <text:list-item>
              <text:p text:style-name="P60">SetHitChanceTextValue(int newValue)</text:p>
            </text:list-item>
            <text:list-item>
              <text:p text:style-name="P60">SetPanelViewState(bool onOrOff)</text:p>
            </text:list-item>
            <text:list-item>
              <text:p text:style-name="P60">SetPanelPosition(LivingEntity entity)</text:p>
              <text:list>
                <text:list-item>
                  <text:p text:style-name="P60">method takes entity as argument, gets it world pos, then add maybe +0.5 on the y axis</text:p>
                </text:list-item>
              </text:list>
            </text:list-item>
          </text:list>
        </text:list-item>
      </text:list>
      <text:p text:style-name="P1">Sprint ?? New defender, enemy, object, tile and UI sprites</text:p>
      <text:list xml:id="list4403077644907141135" text:style-name="L56">
        <text:list-item>
          <text:p text:style-name="P61">Find and implement sci-fi themed UI sprites for UI elements</text:p>
        </text:list-item>
        <text:list-item>
          <text:p text:style-name="P61">Find a scifi themed font</text:p>
        </text:list-item>
        <text:list-item>
          <text:p text:style-name="P61">Find + implement new sprites / animations for defenders</text:p>
        </text:list-item>
        <text:list-item>
          <text:p text:style-name="P61">Find + implement new sprites / animations for enemies</text:p>
        </text:list-item>
        <text:list-item>
          <text:p text:style-name="P61">Find + implement new sprites / animations for world objects</text:p>
          <text:list>
            <text:list-item>
              <text:p text:style-name="P61">try find trees with animations</text:p>
            </text:list-item>
          </text:list>
        </text:list-item>
      </text:list>
      <text:p text:style-name="P1"><text:soft-page-break/>Sprint ?? Hit chance indicator on enemy moused over</text:p>
      <text:p text:style-name="P1">Future Sprint Stuff</text:p>
      <text:list xml:id="list6161390655596473424" text:style-name="L57">
        <text:list-item>
          <text:p text:style-name="P62">Redesign and impement UI elements</text:p>
          <text:list>
            <text:list-item>
              <text:p text:style-name="P62">Top panel</text:p>
            </text:list-item>
            <text:list-item>
              <text:p text:style-name="P62">Defender/construct buttons + panel</text:p>
            </text:list-item>
            <text:list-item>
              <text:p text:style-name="P62">Defender screen overlay UI</text:p>
              <text:list>
                <text:list-item>
                  <text:p text:style-name="P62">Defender ability bar</text:p>
                </text:list-item>
                <text:list-item>
                  <text:p text:style-name="P62">defender stat panel</text:p>
                </text:list-item>
                <text:list-item>
                  <text:p text:style-name="P62">defender weapons panel</text:p>
                </text:list-item>
              </text:list>
            </text:list-item>
          </text:list>
        </text:list-item>
      </text:list>
      <text:list xml:id="list3828575022490188851" text:style-name="L58">
        <text:list-item>
          <text:p text:style-name="P63">Implement when enemy mouse over during shoot targetting, it shows the hit chance percentage</text:p>
        </text:list-item>
        <text:list-item>
          <text:p text:style-name="P63">Update hover class</text:p>
          <text:list>
            <text:list-item>
              <text:p text:style-name="P63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2752981775879931044" text:style-name="L59">
        <text:list-item>
          <text:p text:style-name="P64">Update Tile animations</text:p>
          <text:list>
            <text:list-item>
              <text:p text:style-name="P64">Tilescripts sprite renderer is no longer directed animated/highlighted. Instead, place a blank white/partially transparent tile over the tile, and highlight that.</text:p>
              <text:list>
                <text:list-item>
                  <text:p text:style-name="P64">Make sure the the blank tile doesnt block mouse clicks/raycasts</text:p>
                </text:list-item>
              </text:list>
            </text:list-item>
            <text:list-item>
              <text:p text:style-name="P64">tile animations play faster</text:p>
            </text:list-item>
            <text:list-item>
              <text:p text:style-name="P64">tile highlight animation stops immediatly when cancel is triggered, instead of playing out the entire animation</text:p>
            </text:list-item>
          </text:list>
        </text:list-item>
      </text:list>
      <text:list xml:id="list42217743" text:continue-list="list3828575022490188851" text:style-name="L58">
        <text:list-item>
          <text:p text:style-name="P63">Find sprites and re do animations for </text:p>
          <text:list>
            <text:list-item>
              <text:p text:style-name="P63">rifleman</text:p>
            </text:list-item>
            <text:list-item>
              <text:p text:style-name="P63">hive gunner</text:p>
            </text:list-item>
            <text:list-item>
              <text:p text:style-name="P63">hive swarmer</text:p>
            </text:list-item>
          </text:list>
        </text:list-item>
      </text:list>
      <text:list xml:id="list2979682162220162488" text:style-name="L60">
        <text:list-item>
          <text:p text:style-name="P65">Find new sprites for tiles</text:p>
        </text:list-item>
        <text:list-item>
          <text:p text:style-name="P65">Find new sprites/animations for world objects</text:p>
          <text:list>
            <text:list-item>
              <text:p text:style-name="P65">tree</text:p>
            </text:list-item>
            <text:list-item>
              <text:p text:style-name="P65">rock wall</text:p>
            </text:list-item>
            <text:list-item>
              <text:p text:style-name="P65">rubble</text:p>
            </text:list-item>
          </text:list>
        </text:list-item>
      </text:list>
      <text:list xml:id="list3016055203099655018" text:style-name="L61">
        <text:list-item>
          <text:p text:style-name="P66"><text:soft-page-break/>Rifleman: Implement throw hand grenade ability</text:p>
        </text:list-item>
        <text:list-item>
          <text:p text:style-name="P66">Resources</text:p>
          <text:list>
            <text:list-item>
              <text:p text:style-name="P66">Implement different resources: gold, steel, wood</text:p>
            </text:list-item>
            <text:list-item>
              <text:p text:style-name="P66">Create new static script for managing a players resources (re-do gamemanager singleton)</text:p>
            </text:list-item>
            <text:list-item>
              <text:p text:style-name="P66">create icons/text meshs for gold, steel, wood on the top panel</text:p>
            </text:list-item>
            <text:list-item>
              <text:p text:style-name="P66">Implement defenders and constructs have resource costs</text:p>
              <text:list>
                <text:list-item>
                  <text:p text:style-name="P66">defenders/constructs cannot be placed if player does not have enough resources</text:p>
                </text:list-item>
              </text:list>
            </text:list-item>
          </text:list>
        </text:list-item>
      </text:list>
      <text:list xml:id="list7243723159594848449" text:style-name="L62">
        <text:list-item>
          <text:p text:style-name="P67">Tile and object sprite rules</text:p>
        </text:list-item>
      </text:list>
      <text:list xml:id="list8011761637878412245" text:style-name="L63">
        <text:list-item>
          <text:p text:style-name="P68">Water tiles edit their sprites based on other adjacent water sprites automatically e.g.</text:p>
          <text:list>
            <text:list-item>
              <text:p text:style-name="P68">Edge water sprite, centre water sprite, corner water sprite</text:p>
            </text:list-item>
          </text:list>
        </text:list-item>
        <text:list-item>
          <text:p text:style-name="P68">Rock wall objects edit their sprites based on other adjacent rock wall object sprites automatically e.g.</text:p>
          <text:list>
            <text:list-item>
              <text:p text:style-name="P68">Centre rock, edge rock, corner rock, isolated rock</text:p>
            </text:list-item>
          </text:list>
        </text:list-item>
      </text:list>
      <text:list xml:id="list5051232175947625623" text:style-name="L64">
        <text:list-item>
          <text:p text:style-name="P69">Projectile animations and attack animation</text:p>
          <text:list>
            <text:list-item>
              <text:p text:style-name="P69">Add shoot attack animations to characters (maybe not yet, maybe these animations arent available)</text:p>
            </text:list-item>
            <text:list-item>
              <text:p text:style-name="P69">Attack (shoot) animation sequence</text:p>
              <text:list>
                <text:list-item>
                  <text:p text:style-name="P69">attacker makes attack movement animation</text:p>
                </text:list-item>
                <text:list-item>
                  <text:p text:style-name="P69">instantiate a projectile and launch it at the target</text:p>
                </text:list-item>
                <text:list-item>
                  <text:p text:style-name="P69">yield return wait until the projectile hits target</text:p>
                </text:list-item>
                <text:list-item>
                  <text:p text:style-name="P69">resolve damage/attack event, show damage or miss notification</text:p>
                  <text:list>
                    <text:list-item>
                      <text:p text:style-name="P69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3024635812446661672" text:style-name="L65">
        <text:list-item>
          <text:p text:style-name="P70">Implement spaceship control zone</text:p>
        </text:list-item>
        <text:list-item>
          <text:p text:style-name="P70">defenders cant be placed anywhere, they can only be placed inside the spaceship control zone</text:p>
        </text:list-item>
      </text:list>
      <text:p text:style-name="P1">Implement Character Points</text:p>
      <text:list xml:id="list7787668424347483813" text:style-name="L66">
        <text:list-item>
          <text:p text:style-name="P71">Characters have a 'point' value property</text:p>
        </text:list-item>
        <text:list-item>
          <text:p text:style-name="P71">implement point icon + current points / max points text on top panel</text:p>
        </text:list-item>
        <text:list-item>
          <text:p text:style-name="P71">implement cant recruit a new defender if it would take player above points maximum</text:p>
        </text:list-item>
        <text:list-item>
          <text:p text:style-name="P71"><text:soft-page-break/>Add point cost icon/text to each defender button on panel</text:p>
        </text:list-item>
      </text:list>
      <text:p text:style-name="P1"/>
      <text:p text:style-name="P1">Implement Loot Box</text:p>
      <text:list xml:id="list7374259778287886795" text:style-name="L67">
        <text:list-item>
          <text:p text:style-name="P72">Implement loot box prefab/sprite/animations</text:p>
        </text:list-item>
        <text:list-item>
          <text:p text:style-name="P72">Implement new loot box event</text:p>
          <text:list>
            <text:list-item>
              <text:p text:style-name="P72">when new loot box gets created on turn start, camera looks at the box to show the player its position</text:p>
            </text:list-item>
            <text:list-item>
              <text:p text:style-name="P72">yield return wait until this event is finished</text:p>
            </text:list-item>
          </text:list>
        </text:list-item>
      </text:list>
      <text:list xml:id="list6469541680923605660" text:style-name="L68">
        <text:list-item>
          <text:p text:style-name="P73">Implement Consumables system</text:p>
          <text:list>
            <text:list-item>
              <text:p text:style-name="P73">Design / implement 3 different consumables</text:p>
            </text:list-item>
            <text:list-item>
              <text:p text:style-name="P73">Add consumable slots to top panel</text:p>
            </text:list-item>
            <text:list-item>
              <text:p text:style-name="P73">Create new consumable scripts</text:p>
              <text:list>
                <text:list-item>
                  <text:p text:style-name="P73">ConsumableDataSO</text:p>
                </text:list-item>
                <text:list-item>
                  <text:p text:style-name="P73">ConsumableLogic</text:p>
                </text:list-item>
                <text:list-item>
                  <text:p text:style-name="P73">ConsumableLibrary</text:p>
                </text:list-item>
                <text:list-item>
                  <text:p text:style-name="P73">Consumable / ConsumableButton</text:p>
                </text:list-item>
              </text:list>
            </text:list-item>
          </text:list>
        </text:list-item>
      </text:list>
      <text:list xml:id="list4555877581232014327" text:style-name="L69">
        <text:list-item>
          <text:p text:style-name="P74">Create consumable / Consumable button prefab</text:p>
        </text:list-item>
        <text:list-item>
          <text:p text:style-name="P74">Create logic / methods</text:p>
          <text:list>
            <text:list-item>
              <text:p text:style-name="P74">GivePlayerConsumable(Consumable)</text:p>
            </text:list-item>
            <text:list-item>
              <text:p text:style-name="P74">UseConsumable()</text:p>
            </text:list-item>
            <text:list-item>
              <text:p text:style-name="P74">OnConsumableButtonClicked</text:p>
              <text:list>
                <text:list-item>
                  <text:p text:style-name="P74">figure out which consumable got clicked</text:p>
                </text:list-item>
                <text:list-item>
                  <text:p text:style-name="P74">look for targets, highlight tiles, awaitn order, etc</text:p>
                </text:list-item>
                <text:list-item>
                  <text:p text:style-name="P74">perform consumable effect</text:p>
                </text:list-item>
                <text:list-item>
                  <text:p text:style-name="P74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5330573646130062018" text:style-name="L70">
        <text:list-item>
          <text:p text:style-name="P75">Implement and design 3 different maps</text:p>
        </text:list-item>
        <text:list-item>
          <text:p text:style-name="P75">balance, test and modify maps</text:p>
        </text:list-item>
        <text:list-item>
          <text:p text:style-name="P75"><text:soft-page-break/>implement level manager method for randomly choosing a map</text:p>
        </text:list-item>
      </text:list>
      <text:p text:style-name="P1">Set up Core game loop</text:p>
      <text:list xml:id="list2492558165839689754" text:style-name="L71">
        <text:list-item>
          <text:p text:style-name="P76">Enemies target spaceship correctly</text:p>
        </text:list-item>
        <text:list-item>
          <text:p text:style-name="P76">no erorrs occur when spaceship is destroyed</text:p>
        </text:list-item>
        <text:list-item>
          <text:p text:style-name="P76">if spaceship is destroyed, game over event starts</text:p>
        </text:list-item>
        <text:list-item>
          <text:p text:style-name="P76">Game over event</text:p>
          <text:list>
            <text:list-item>
              <text:p text:style-name="P76">space ship plays a explosion animation</text:p>
            </text:list-item>
            <text:list-item>
              <text:p text:style-name="P76">black screen half fades in</text:p>
            </text:list-item>
            <text:list-item>
              <text:p text:style-name="P76">game over panel window appears centre screen over everything</text:p>
            </text:list-item>
            <text:list-item>
              <text:p text:style-name="P76">game over screen elements</text:p>
              <text:list>
                <text:list-item>
                  <text:p text:style-name="P76">Game over text</text:p>
                </text:list-item>
                <text:list-item>
                  <text:p text:style-name="P76">new game button</text:p>
                </text:list-item>
                <text:list-item>
                  <text:p text:style-name="P76">main menu button</text:p>
                </text:list-item>
                <text:list-item>
                  <text:p text:style-name="P76">Player Score</text:p>
                  <text:list>
                    <text:list-item>
                      <text:p text:style-name="P76">different elements that contribute to score e.g.</text:p>
                      <text:list>
                        <text:list-item>
                          <text:p text:style-name="P76">Basic enemies killed</text:p>
                        </text:list-item>
                        <text:list-item>
                          <text:p text:style-name="P76">waves survived</text:p>
                        </text:list-item>
                        <text:list-item>
                          <text:p text:style-name="P76">elites killed</text:p>
                        </text:list-item>
                        <text:list-item>
                          <text:p text:style-name="P76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7103558435310446694" text:style-name="L72">
        <text:list-item>
          <text:p text:style-name="P77">Scene loading / generation</text:p>
        </text:list-item>
      </text:list>
      <text:list xml:id="list5623211243451666735" text:style-name="L73">
        <text:list-item>
          <text:p text:style-name="P78">Fix scene load visual order / timing</text:p>
        </text:list-item>
        <text:list-item>
          <text:p text:style-name="P78">Implement load scene async system</text:p>
        </text:list-item>
        <text:list-item>
          <text:p text:style-name="P78">Implement loading bar / progress bar</text:p>
        </text:list-item>
      </text:list>
      <text:list xml:id="list4204271517712389061" text:style-name="L74">
        <text:list-item>
          <text:p text:style-name="P79">Implement + design details on game start properties</text:p>
          <text:list>
            <text:list-item>
              <text:p text:style-name="P79">how many resources does player start with?</text:p>
            </text:list-item>
            <text:list-item>
              <text:p text:style-name="P79">How many defenders?</text:p>
            </text:list-item>
            <text:list-item>
              <text:p text:style-name="P79">Which defenders?</text:p>
            </text:list-item>
            <text:list-item>
              <text:p text:style-name="P79"><text:soft-page-break/>What positions do the defenders start in?</text:p>
            </text:list-item>
            <text:list-item>
              <text:p text:style-name="P79">Should spaceship area have some sandbags/cover around it</text:p>
            </text:list-item>
          </text:list>
        </text:list-item>
      </text:list>
      <text:p text:style-name="P1">Income System</text:p>
      <text:list xml:id="list6202886146015819005" text:style-name="L75">
        <text:list-item>
          <text:p text:style-name="P80">Design + implement details on income</text:p>
          <text:list>
            <text:list-item>
              <text:p text:style-name="P80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1509390428616253842" text:style-name="L76">
        <text:list-item>
          <text:p text:style-name="P81">Implement 'overwatch' ability</text:p>
        </text:list-item>
      </text:list>
      <text:p text:style-name="P1">Defenders</text:p>
      <text:list xml:id="list419474948749518942" text:style-name="L77">
        <text:list-item>
          <text:p text:style-name="P82">Design + Implement Ranger</text:p>
          <text:list>
            <text:list-item>
              <text:p text:style-name="P82">Ranger abilities / passive traits designed + implemented</text:p>
            </text:list-item>
            <text:list-item>
              <text:p text:style-name="P82">ranger Weapons designed + implemented</text:p>
            </text:list-item>
            <text:list-item>
              <text:p text:style-name="P82">ranger properties / stats designed and tested</text:p>
            </text:list-item>
            <text:list-item>
              <text:p text:style-name="P82">Ranger button added to panel</text:p>
            </text:list-item>
          </text:list>
        </text:list-item>
        <text:list-item>
          <text:p text:style-name="P82">Design + Implement Engineer</text:p>
        </text:list-item>
        <text:list-item>
          <text:p text:style-name="P82">Design + Implement Marksman</text:p>
        </text:list-item>
        <text:list-item>
          <text:p text:style-name="P82">Design + Implement Radioman</text:p>
        </text:list-item>
        <text:list-item>
          <text:p text:style-name="P82">Design + Implement Gatting Gunner</text:p>
        </text:list-item>
        <text:list-item>
          <text:p text:style-name="P82">Maybe can combine engineer and radioman into a single role OR</text:p>
        </text:list-item>
        <text:list-item>
          <text:p text:style-name="P82">Radio man should have good support abilities/passives (increase ally defense, mark targets, etc)</text:p>
        </text:list-item>
        <text:list-item>
          <text:p text:style-name="P82">Extra potential classes</text:p>
          <text:list>
            <text:list-item>
              <text:p text:style-name="P82">Medic</text:p>
            </text:list-item>
            <text:list-item>
              <text:p text:style-name="P82">Scout</text:p>
            </text:list-item>
            <text:list-item>
              <text:p text:style-name="P82">Sergeant</text:p>
            </text:list-item>
            <text:list-item>
              <text:p text:style-name="P82">Demolition Expert</text:p>
            </text:list-item>
            <text:list-item>
              <text:p text:style-name="P82">Mortar man</text:p>
            </text:list-item>
          </text:list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09-27T22:02:15.67</dc:date>
    <dc:creator>will black</dc:creator>
    <meta:editing-duration>P12DT2H22M51S</meta:editing-duration>
    <meta:editing-cycles>406</meta:editing-cycles>
    <meta:generator>OpenOffice/4.1.6$Win32 OpenOffice.org_project/416m1$Build-9790</meta:generator>
    <meta:document-statistic meta:table-count="0" meta:image-count="0" meta:object-count="0" meta:page-count="19" meta:paragraph-count="480" meta:word-count="3427" meta:character-count="20064"/>
  </office:meta>
</office:document-meta>
</file>